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3" style:family="table-column">
      <style:table-column-properties fo:break-before="auto" style:column-width="21.95cm"/>
    </style:style>
    <style:style style:name="co5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table:style-name="ce1" office:value-type="string" calcext:value-type="string">
            <text:p>accepter les demandes de contacts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liste des contacts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signaler un changemen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2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2" table:number-rows-repeated="104851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/00/0000</text:date>, <text:time style:data-style-name="N2" text:time-value="0000-00-00T00:00:01.373819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1.2.3$Linux_X86_64 LibreOffice_project/410m0$Build-3</meta:generator>
    <dc:date>2013-11-24T06:54:47.789295863</dc:date>
    <meta:editing-duration>P2DT9H35M29S</meta:editing-duration>
    <meta:editing-cycles>18</meta:editing-cycles>
    <meta:document-statistic meta:table-count="3" meta:cell-count="113" meta:object-count="0"/>
  </office:meta>
</office:document-meta>
</file>